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style-name="ce2"/>
          <table:table-cell office:value-type="string" table:style-name="ce1">
            <text:p>success_rate</text:p>
          </table:table-cell>
          <table:table-cell office:value-type="string" table:style-name="ce1">
            <text:p>collisions</text:p>
          </table:table-cell>
          <table:table-cell office:value-type="string" table:style-name="ce2">
            <text:p>travel_time</text:p>
          </table:table-cell>
          <table:table-cell office:value-type="string" table:style-name="ce2">
            <text:p>distance_travelled</text:p>
          </table:table-cell>
          <table:table-cell office:value-type="string" table:style-name="ce1">
            <text:p>reward_rule07</text:p>
          </table:table-cell>
          <table:table-cell office:value-type="string" table:style-name="ce1">
            <text:p>comp_time_1_iteration_in_ms</text:p>
          </table:table-cell>
          <table:table-cell office:value-type="string" table:style-name="ce1">
            <text:p>comp_time_1_iteration_local_planner_in_ms</text:p>
          </table:table-cell>
          <table:table-cell office:value-type="string" table:style-name="ce1">
            <text:p>distribution_drl_teb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l</text:p>
          </table:table-cell>
          <table:table-cell office:value-type="float" office:value="0.94" table:style-name="ce1">
            <text:p>0,94</text:p>
          </table:table-cell>
          <table:table-cell office:value-type="float" office:value="0.01" table:style-name="ce1">
            <text:p>0,01</text:p>
          </table:table-cell>
          <table:table-cell office:value-type="float" office:value="52.1526315789474" table:style-name="ce1">
            <text:p>52,15263158</text:p>
          </table:table-cell>
          <table:table-cell office:value-type="float" office:value="16.818842105263201" table:style-name="ce1">
            <text:p>16,81884211</text:p>
          </table:table-cell>
          <table:table-cell office:value-type="float" office:value="2.1737918361195501" table:style-name="ce1">
            <text:p>2,173791836</text:p>
          </table:table-cell>
          <table:table-cell office:value-type="float" office:value="164.261491509471" table:style-name="ce1">
            <text:p>164,2614915</text:p>
          </table:table-cell>
          <table:table-cell office:value-type="float" office:value="1.5454612166305499" table:style-name="ce1">
            <text:p>1,545461217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b</text:p>
          </table:table-cell>
          <table:table-cell office:value-type="float" office:value="0.86" table:style-name="ce1">
            <text:p>0,8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40.680232558139501" table:style-name="ce1">
            <text:p>40,68023256</text:p>
          </table:table-cell>
          <table:table-cell office:value-type="float" office:value="13.094418604651199" table:style-name="ce1">
            <text:p>13,0944186</text:p>
          </table:table-cell>
          <table:table-cell office:value-type="float" office:value="2.04864455410195" table:style-name="ce1">
            <text:p>2,048644554</text:p>
          </table:table-cell>
          <table:table-cell office:value-type="float" office:value="220.81868321886401" table:style-name="ce1">
            <text:p>220,8186832</text:p>
          </table:table-cell>
          <table:table-cell office:value-type="float" office:value="5.8620551789463304" table:style-name="ce1">
            <text:p>5,862055179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pc</text:p>
          </table:table-cell>
          <table:table-cell office:value-type="float" office:value="0.76" table:style-name="ce1">
            <text:p>0,76</text:p>
          </table:table-cell>
          <table:table-cell office:value-type="float" office:value="0.18" table:style-name="ce1">
            <text:p>0,18</text:p>
          </table:table-cell>
          <table:table-cell office:value-type="float" office:value="51.631578947368403" table:style-name="ce1">
            <text:p>51,63157895</text:p>
          </table:table-cell>
          <table:table-cell office:value-type="float" office:value="13.2126315789474" table:style-name="ce1">
            <text:p>13,21263158</text:p>
          </table:table-cell>
          <table:table-cell office:value-type="float" office:value="1.1618759570046799" table:style-name="ce1">
            <text:p>1,161875957</text:p>
          </table:table-cell>
          <table:table-cell office:value-type="float" office:value="661.83349229541295" table:style-name="ce1">
            <text:p>661,8334923</text:p>
          </table:table-cell>
          <table:table-cell office:value-type="float" office:value="49.382205065475297" table:style-name="ce1">
            <text:p>49,38220507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lca</text:p>
          </table:table-cell>
          <table:table-cell office:value-type="float" office:value="0.2" table:style-name="ce1">
            <text:p>0,2</text:p>
          </table:table-cell>
          <table:table-cell office:value-type="float" office:value="0.2" table:style-name="ce1">
            <text:p>0,2</text:p>
          </table:table-cell>
          <table:table-cell office:value-type="float" office:value="38.58" table:style-name="ce1">
            <text:p>38,58</text:p>
          </table:table-cell>
          <table:table-cell office:value-type="float" office:value="9.6769999999999996" table:style-name="ce1">
            <text:p>9,677</text:p>
          </table:table-cell>
          <table:table-cell office:value-type="float" office:value="-1.38478472795031" table:style-name="ce1">
            <text:p>-1,384784728</text:p>
          </table:table-cell>
          <table:table-cell office:value-type="float" office:value="164.76696841248599" table:style-name="ce1">
            <text:p>164,7669684</text:p>
          </table:table-cell>
          <table:table-cell office:value-type="float" office:value="1.99988416340798" table:style-name="ce1">
            <text:p>1,999884163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wa</text:p>
          </table:table-cell>
          <table:table-cell office:value-type="float" office:value="0.36" table:style-name="ce1">
            <text:p>0,36</text:p>
          </table:table-cell>
          <table:table-cell office:value-type="float" office:value="0.22" table:style-name="ce1">
            <text:p>0,22</text:p>
          </table:table-cell>
          <table:table-cell office:value-type="float" office:value="36.75" table:style-name="ce1">
            <text:p>36,75</text:p>
          </table:table-cell>
          <table:table-cell office:value-type="float" office:value="11.248888888888899" table:style-name="ce1">
            <text:p>11,24888889</text:p>
          </table:table-cell>
          <table:table-cell office:value-type="float" office:value="-0.92781276636607302" table:style-name="ce1">
            <text:p>-0,927812766</text:p>
          </table:table-cell>
          <table:table-cell office:value-type="float" office:value="262.35293457854698" table:style-name="ce1">
            <text:p>262,3529346</text:p>
          </table:table-cell>
          <table:table-cell office:value-type="float" office:value="10.1579797334511" table:style-name="ce1">
            <text:p>10,15797973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l_in_one_rule06_nn2</text:p>
          </table:table-cell>
          <table:table-cell office:value-type="float" office:value="0.94" table:style-name="ce1">
            <text:p>0,94</text:p>
          </table:table-cell>
          <table:table-cell office:value-type="float" office:value="0.03" table:style-name="ce1">
            <text:p>0,03</text:p>
          </table:table-cell>
          <table:table-cell office:value-type="float" office:value="52.569148936170201" table:style-name="ce1">
            <text:p>52,56914894</text:p>
          </table:table-cell>
          <table:table-cell office:value-type="float" office:value="16.642021276595699" table:style-name="ce1">
            <text:p>16,64202128</text:p>
          </table:table-cell>
          <table:table-cell office:value-type="float" office:value="1.9442535082291901" table:style-name="ce1">
            <text:p>1,944253508</text:p>
          </table:table-cell>
          <table:table-cell office:value-type="float" office:value="174.00379118375099" table:style-name="ce1">
            <text:p>174,0037912</text:p>
          </table:table-cell>
          <table:table-cell office:value-type="float" office:value="2.5083393651178798" table:style-name="ce1">
            <text:p>2,508339365</text:p>
          </table:table-cell>
          <table:table-cell office:value-type="string" table:style-name="ce1">
            <text:p>[0.79291557 0.20708443]</text:p>
          </table:table-cell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uc Pichel</dc:creator>
    <meta:creation-date>2021-09-02T18:47:06Z</meta:creation-date>
    <dc:date>2021-09-13T20:50:57Z</dc:date>
    <meta:editing-cycles>12</meta:editing-cycles>
    <meta:editing-duration>PT0S</meta:editing-duration>
  </office:meta>
</office:document-meta>
</file>